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style:font-size-asian="10pt" style:font-size-complex="10pt"/>
    </style:style>
    <style:style style:name="P2" style:family="paragraph" style:parent-style-name="Standard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Bitstream Vera Sans" fo:font-size="10pt" fo:background-color="#008000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Bitstream Vera Sans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writing-mode="lr-tb"/>
      <style:text-properties style:font-name="Bitstream Vera Sans" fo:font-size="10pt" fo:background-color="#008000" style:font-size-asian="10pt" style:font-size-complex="10pt"/>
    </style:style>
    <style:style style:name="P8" style:family="paragraph" style:parent-style-name="Preformatted_20_Text">
      <style:paragraph-properties style:writing-mode="lr-tb"/>
      <style:text-properties style:font-name="Bitstream Vera Sans" fo:font-size="10pt" style:font-size-asian="10pt" style:font-size-complex="10pt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writing-mode="lr-tb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Bitstream Vera Sans" fo:font-size="10pt" officeooo:rsid="00148a39" officeooo:paragraph-rsid="00148a39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Bitstream Vera Sans" fo:font-size="10pt" officeooo:rsid="0014c57e" officeooo:paragraph-rsid="0014c57e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Bitstream Vera Sans" fo:font-size="10pt" fo:font-weight="bold" officeooo:rsid="00148a39" officeooo:paragraph-rsid="00148a39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fo:font-weight="normal" style:font-weight-asian="normal" style:font-weight-complex="normal"/>
    </style:style>
    <style:style style:name="T4" style:family="text">
      <style:text-properties style:font-name="Bitstream Vera Sans" fo:font-size="10pt" style:font-size-asian="10pt" style:font-size-complex="10pt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ython Session</text:p>
      <text:p text:style-name="P4">1. Introduction to Python </text:p>
      <text:p text:style-name="P4">2. Interactive Shells </text:p>
      <text:p text:style-name="P4">3. Hello World </text:p>
      <text:p text:style-name="P4">4. Variables &amp; Types </text:p>
      <text:p text:style-name="P4">5. Conditions </text:p>
      <text:p text:style-name="P4">6. Loops </text:p>
      <text:p text:style-name="P1">7. Functions </text:p>
      <text:p text:style-name="P7">8. Lists &amp; Dictionaries </text:p>
      <text:p text:style-name="P1">9. pydev setup in eclipse </text:p>
      <text:p text:style-name="P1"/>
      <text:p text:style-name="P2">Introduction to Python </text:p>
      <text:p text:style-name="P1">-&gt; Powerful High level Programming language </text:p>
      <text:p text:style-name="P1">-&gt; Supports multiple programming paradigms (Object Oriented, Functional/Procedural Programming) </text:p>
      <text:p text:style-name="P1">-&gt; Used to develop Web Applications, Games(http://pygame.org/), Web Frameworks, UI Frameworks, Scientific Applications, Search Engine, Automate Scripting </text:p>
      <text:p text:style-name="P1">-&gt; Created by Guido van Rossum in 1991 </text:p>
      <text:p text:style-name="P1">-&gt; Named after the television show Monty Python's Flying Circus </text:p>
      <text:p text:style-name="P1">-&gt; Can be used as Scripting Language </text:p>
      <text:p text:style-name="P1"/>
      <text:p text:style-name="P2">Applications </text:p>
      <text:p text:style-name="P1">-&gt; Blender, Openshot, PiTiVi,Dropbox, youtube -dl, Django, Astropy, BioPython, Pathomx </text:p>
      <text:p text:style-name="P1"/>
      <text:p text:style-name="P2">Interactive Shell </text:p>
      <text:p text:style-name="P1">-&gt; Its an Interpreter for scripts that you can run from the command line </text:p>
      <text:p text:style-name="P1">-&gt; Useful for debugging, quick hacking, and testing </text:p>
      <text:p text:style-name="P1">-&gt; evaluate arbitrary Python expressions, including any basic arithmetic expression </text:p>
      <text:p text:style-name="P1">-&gt; execute arbitrary Python statements </text:p>
      <text:p text:style-name="P1">-&gt; Check Python Version, Where its installed. </text:p>
      <text:p text:style-name="P1">-&gt; Can use python as Calculator </text:p>
      <text:p text:style-name="P1"/>
      <text:p text:style-name="P2">Hello World </text:p>
      <text:p text:style-name="P5">&gt;&gt;&gt; print "Hello World" </text:p>
      <text:p text:style-name="P6">Output</text:p>
      <text:p text:style-name="P5">Hello World </text:p>
      <text:p text:style-name="P1"/>
      <text:p text:style-name="P2">Variables &amp; Types </text:p>
      <text:p text:style-name="P1">-&gt; Its statically typed language </text:p>
      <text:p text:style-name="P1">-&gt; No need to declare type, Every variable is object </text:p>
      <text:p text:style-name="P1"/>
      <text:p text:style-name="P2">Numbers </text:p>
      <text:p text:style-name="P1">-&gt; Supports 2 types of nos -&gt; Integer &amp; float </text:p>
      <text:p text:style-name="P1">firstNo = 7 </text:p>
      <text:p text:style-name="P1">weight=17.2 </text:p>
      <text:p text:style-name="P1">weight=float(17) =&gt; 17.0 </text:p>
      <text:p text:style-name="P1"/>
      <text:p text:style-name="P2">Boolean </text:p>
      <text:p text:style-name="P1">True/False </text:p>
      <text:p text:style-name="P1">a = True </text:p>
      <text:p text:style-name="P1">b = False </text:p>
      <text:p text:style-name="P1"/>
      <text:p text:style-name="P2">Strings </text:p>
      <text:p text:style-name="P1">-&gt; Given within single/quotes </text:p>
      <text:p text:style-name="P1">-&gt; Easy to include apostrophes within the string when use double quotes otherwise need to use Escape Characters </text:p>
      <text:p text:style-name="P1">strSession='Python Session by FSMK' </text:p>
      <text:p text:style-name="P1">strSession="Python Session by FSMK" </text:p>
      <text:p text:style-name="P1">-&gt; Characters in the string can be accessed using index </text:p>
      <text:p text:style-name="P1">seventhChar=strSession[7] </text:p>
      <text:p text:style-name="P1"/>
      <text:p text:style-name="P2"><text:soft-page-break/>String Methods </text:p>
      <text:p text:style-name="P1">len() </text:p>
      <text:p text:style-name="P1">print len(strSession) </text:p>
      <text:p text:style-name="P1">lower() </text:p>
      <text:p text:style-name="P1">print strSesssion.lower() </text:p>
      <text:p text:style-name="P1">upper() </text:p>
      <text:p text:style-name="P1">print strSesssion.upper() </text:p>
      <text:p text:style-name="P1">str() </text:p>
      <text:p text:style-name="P1">Convert Non-Strings into Strings </text:p>
      <text:p text:style-name="P1">Find type </text:p>
      <text:p text:style-name="P1">type(strSession) </text:p>
      <text:p text:style-name="P1"/>
      <text:p text:style-name="P2">String Printing Method </text:p>
      <text:p text:style-name="P1"/>
      <text:p text:style-name="P2">Operators </text:p>
      <text:p text:style-name="P1">Arithmetic Operator </text:p>
      <text:p text:style-name="P1">Comparators </text:p>
      <text:p text:style-name="P1"><text:s text:c="4"/>Equal to (==) </text:p>
      <text:p text:style-name="P1"><text:s text:c="4"/>Not equal to (!=) </text:p>
      <text:p text:style-name="P1"><text:s text:c="4"/>Less than (&lt;) </text:p>
      <text:p text:style-name="P1"><text:s text:c="4"/>Less than or equal to (&lt;=) </text:p>
      <text:p text:style-name="P1"><text:s text:c="4"/>Greater than (&gt;) </text:p>
      <text:p text:style-name="P1"><text:s text:c="4"/>Greater than or equal to (&gt;=) </text:p>
      <text:p text:style-name="P1"/>
      <text:p text:style-name="P1">Eg: </text:p>
      <text:p text:style-name="P1">&gt;&gt;&gt; print 5&gt;3 </text:p>
      <text:p text:style-name="P1">True </text:p>
      <text:p text:style-name="P1">&gt;&gt;&gt; print 5&lt;3 </text:p>
      <text:p text:style-name="P1">False </text:p>
      <text:p text:style-name="P1">&gt;&gt;&gt; print 2==3 </text:p>
      <text:p text:style-name="P1">False </text:p>
      <text:p text:style-name="P1"/>
      <text:p text:style-name="P1"/>
      <text:p text:style-name="P2">Boolean Operator </text:p>
      <text:p text:style-name="P1">and </text:p>
      <text:p text:style-name="P1">or </text:p>
      <text:p text:style-name="P1">not </text:p>
      <text:p text:style-name="P1"/>
      <text:p text:style-name="P1">Eg: </text:p>
      <text:p text:style-name="P1">&gt;&gt;&gt; print 5&lt;4 and 4==4 </text:p>
      <text:p text:style-name="P1">False </text:p>
      <text:p text:style-name="P1">&gt;&gt;&gt; print 5&gt;4 and 4==4 </text:p>
      <text:p text:style-name="P1">True </text:p>
      <text:p text:style-name="P1">&gt;&gt;&gt; print 5&lt;4 or 4==4 </text:p>
      <text:p text:style-name="P1">True </text:p>
      <text:p text:style-name="P1">&gt;&gt;&gt; print not True </text:p>
      <text:p text:style-name="P1">False </text:p>
      <text:p text:style-name="P1"/>
      <text:p text:style-name="P2">Preferences: </text:p>
      <text:p text:style-name="P1"><text:s text:c="4"/>not is evaluated first; </text:p>
      <text:p text:style-name="P1"><text:s text:c="4"/>and is evaluated next; </text:p>
      <text:p text:style-name="P1"><text:s text:c="4"/>or is evaluated last. </text:p>
      <text:p text:style-name="P1"/>
      <text:p text:style-name="P1">'in' Operator </text:p>
      <text:p text:style-name="P1">'is' Operator </text:p>
      <text:p text:style-name="P1"/>
      <text:p text:style-name="P2">Conditional Statement </text:p>
      <text:p text:style-name="P1">if </text:p>
      <text:p text:style-name="P1">if/else </text:p>
      <text:p text:style-name="P1">if/elif/else </text:p>
      <text:p text:style-name="P1"/>
      <text:p text:style-name="P1">Eg: </text:p>
      <text:p text:style-name="P1"><text:soft-page-break/>if </text:p>
      <text:p text:style-name="P1">if 5&gt;4: </text:p>
      <text:p text:style-name="P1"><text:s text:c="4"/>print "5 is greater than 4" </text:p>
      <text:p text:style-name="P1"/>
      <text:p text:style-name="P2">Output </text:p>
      <text:p text:style-name="P1">5 is greater than 4 </text:p>
      <text:p text:style-name="P1"/>
      <text:p text:style-name="P2">if/else </text:p>
      <text:p text:style-name="P1">if 5&lt;4: </text:p>
      <text:p text:style-name="P1"><text:s text:c="4"/>print "5 is less than 4" </text:p>
      <text:p text:style-name="P1">else: </text:p>
      <text:p text:style-name="P1"><text:s text:c="4"/>print "5 is greater than 4" </text:p>
      <text:p text:style-name="P1"/>
      <text:p text:style-name="P1"/>
      <text:p text:style-name="P2">if/elif/else </text:p>
      <text:p text:style-name="P1">if 5&lt;4: </text:p>
      <text:p text:style-name="P1"><text:s text:c="4"/>print "5 is less than 4" </text:p>
      <text:p text:style-name="P1">elif 5==4: </text:p>
      <text:p text:style-name="P1"><text:s text:c="4"/>print "5 is equal to 4" </text:p>
      <text:p text:style-name="P1">else: </text:p>
      <text:p text:style-name="P1"><text:s text:c="4"/>print "5 is greater than 4" </text:p>
      <text:p text:style-name="P1"/>
      <text:p text:style-name="P2">Output </text:p>
      <text:p text:style-name="P1">5 is greater than 4 </text:p>
      <text:p text:style-name="P1"/>
      <text:p text:style-name="P1">Switch Statement </text:p>
      <text:p text:style-name="P1"/>
      <text:p text:style-name="P2">Lists &amp; Dictionaries </text:p>
      <text:p text:style-name="P2">Lists </text:p>
      <text:p text:style-name="P1">-&gt; Similar to Array </text:p>
      <text:p text:style-name="P1">-&gt; Its a datatype used to store a collection of different pieces of information as a sequence under a single variable name </text:p>
      <text:p text:style-name="P1">-&gt; Contain any Type of Variable </text:p>
      <text:p text:style-name="P1">-&gt; Contain as many variables as user wish </text:p>
      <text:p text:style-name="P5">-&gt; Lists are “mutable” </text:p>
      <text:p text:style-name="P1"/>
      <text:p text:style-name="P2">Syntax </text:p>
      <text:p text:style-name="P1">list_name = [1, 2] </text:p>
      <text:p text:style-name="P1"/>
      <text:p text:style-name="P1">list_name = [] </text:p>
      <text:p text:style-name="P1">list_name.append(1) </text:p>
      <text:p text:style-name="P1">list_name.append(2) </text:p>
      <text:p text:style-name="P1"/>
      <text:p text:style-name="P3">Display all the values from the List </text:p>
      <text:p text:style-name="P1">&gt;&gt;&gt; print list_name</text:p>
      <text:p text:style-name="P2">Output </text:p>
      <text:p text:style-name="P1">[1, 2] </text:p>
      <text:p text:style-name="P1"/>
      <text:p text:style-name="P3"/>
      <text:p text:style-name="P3"/>
      <text:p text:style-name="P3">Display list item using index </text:p>
      <text:p text:style-name="P1">&gt;&gt;&gt; print list_name[1] </text:p>
      <text:p text:style-name="P2">Output </text:p>
      <text:p text:style-name="P1">2 </text:p>
      <text:p text:style-name="P1"/>
      <text:p text:style-name="P1"/>
      <text:p text:style-name="P1"/>
      <text:p text:style-name="P1"/>
      <text:p text:style-name="P1"/>
      <text:p text:style-name="P1">Find No of Items in a list</text:p>
      <text:p text:style-name="P1">&gt;&gt;&gt; print len(list_name)</text:p>
      <text:p text:style-name="P2"/>
      <text:p text:style-name="P2"><text:soft-page-break/>Output</text:p>
      <text:p text:style-name="P1">2</text:p>
      <text:p text:style-name="P1"/>
      <text:p text:style-name="P2">List Functionalities</text:p>
      <text:p text:style-name="P1"/>
      <text:p text:style-name="P2">List Slicing</text:p>
      <text:p text:style-name="P1">-&gt; Alows user to access a portion of list</text:p>
      <text:p text:style-name="P1"/>
      <text:p text:style-name="P2">Syntax</text:p>
      <text:p text:style-name="P1">newList=myList[start:end]</text:p>
      <text:p text:style-name="P1"/>
      <text:p text:style-name="P8"><text:span text:style-name="Source_20_Text">nos = [1, 2, 3, 4, 5, 6]</text:span></text:p>
      <text:p text:style-name="Preformatted_20_Text"><text:span text:style-name="Source_20_Text">first = </text:span><text:span text:style-name="Source_20_Text"><text:span text:style-name="T1">nos</text:span></text:span><text:span text:style-name="Source_20_Text">[0:2] #First two items</text:span></text:p>
      <text:p text:style-name="Preformatted_20_Text"><text:span text:style-name="Source_20_Text">second = </text:span><text:span text:style-name="Source_20_Text"><text:span text:style-name="T1">nos</text:span></text:span><text:span text:style-name="Source_20_Text">[2:4] #Third and fourth items</text:span></text:p>
      <text:p text:style-name="P9"><text:span text:style-name="Source_20_Text">print first</text:span></text:p>
      <text:p text:style-name="P10"><text:span text:style-name="Source_20_Text"><text:span text:style-name="T2">Output </text:span></text:span></text:p>
      <text:p text:style-name="P10"><text:span text:style-name="Source_20_Text"><text:span text:style-name="T3">[1, 2] </text:span></text:span></text:p>
      <text:p text:style-name="P10"><text:span text:style-name="Source_20_Text"><text:span text:style-name="T3">[3, 4] </text:span></text:span></text:p>
      <text:p text:style-name="P2">How to add an item</text:p>
      <text:p text:style-name="P1">append</text:p>
      <text:p text:style-name="P1">insert</text:p>
      <text:p text:style-name="P1"/>
      <text:p text:style-name="P2">append</text:p>
      <text:p text:style-name="P1">-&gt; By default add the item in the last index</text:p>
      <text:p text:style-name="P1"/>
      <text:p text:style-name="P2">Syntax</text:p>
      <text:p text:style-name="P1">nos.append(7)</text:p>
      <text:p text:style-name="P1"/>
      <text:p text:style-name="P2">Output</text:p>
      <text:p text:style-name="P1">print nos </text:p>
      <text:p text:style-name="P1">[1, 2, 3, 4, 5, 6, 7] </text:p>
      <text:p text:style-name="P1"/>
      <text:p text:style-name="P2">insert</text:p>
      <text:p text:style-name="P1">-&gt; The given item can be inserted in the given index</text:p>
      <text:p text:style-name="P1">-&gt; Item next to the given index will be pushed to next index</text:p>
      <text:p text:style-name="P1"/>
      <text:p text:style-name="P1">Find index of an Item</text:p>
      <text:p text:style-name="P1">indexItem5=nos.index(5)</text:p>
      <text:p text:style-name="P1">&gt;&gt;&gt; print indexItem5</text:p>
      <text:p text:style-name="P1"/>
      <text:p text:style-name="P2">Output</text:p>
      <text:p text:style-name="P1">4</text:p>
      <text:p text:style-name="P1"/>
      <text:p text:style-name="P1">-&gt; insert an item at index 5</text:p>
      <text:p text:style-name="P1"/>
      <text:p text:style-name="P2">Syntax</text:p>
      <text:p text:style-name="P1">nos.insert(indexItem5,4.5)</text:p>
      <text:p text:style-name="P1"/>
      <text:p text:style-name="P2">Output</text:p>
      <text:p text:style-name="P1">print nos</text:p>
      <text:p text:style-name="P1">[1, 2, 3, 4, 4.5, 5, 6, 7]</text:p>
      <text:p text:style-name="P2">Remove</text:p>
      <text:p text:style-name="P5">-&gt; Use '<text:span text:style-name="T6">remove</text:span>' <text:s/>to delete given item from list</text:p>
      <text:p text:style-name="P1"/>
      <text:p text:style-name="P2">Syntax</text:p>
      <text:p text:style-name="P1">list_name.remove(item)</text:p>
      <text:p text:style-name="P1"/>
      <text:p text:style-name="P2"><text:soft-page-break/>Eg:</text:p>
      <text:p text:style-name="P1">nos.remove(4.5)</text:p>
      <text:p text:style-name="P1"/>
      <text:p text:style-name="P1"/>
      <text:p text:style-name="P6">Dictionaries</text:p>
      <text:p text:style-name="P5">-&gt; Similar to list but access values by using <text:span text:style-name="T6">key</text:span></text:p>
      <text:p text:style-name="P5">-&gt; Key can be string or number</text:p>
      <text:p text:style-name="P5">-&gt; Dictionaries are “mutable” can change after its created.</text:p>
      <text:p text:style-name="P5"/>
      <text:p text:style-name="P6">Syntax:</text:p>
      <text:p text:style-name="P5">myDict=<text:span text:style-name="Source_20_Text">{'key1' : 1, 'key2' : 2, 'key3' : 3}</text:span></text:p>
      <text:p text:style-name="P5"><text:span text:style-name="Source_20_Text"/></text:p>
      <text:p text:style-name="P5"><text:span text:style-name="Source_20_Text">key1 points to the value 1</text:span></text:p>
      <text:p text:style-name="P5"><text:span text:style-name="Source_20_Text">key2 points to the value 2</text:span></text:p>
      <text:p text:style-name="P5"><text:span text:style-name="Source_20_Text"/></text:p>
      <text:p text:style-name="P5"><text:span text:style-name="Source_20_Text">Eg:</text:span></text:p>
      <text:p text:style-name="P5"><text:span text:style-name="Source_20_Text">glugs={} </text:span></text:p>
      <text:p text:style-name="P5"><text:span text:style-name="Source_20_Text">glugs["plugin"]="PESIT" </text:span></text:p>
      <text:p text:style-name="P5"><text:span text:style-name="Source_20_Text">glugs["mandya"]="PESCE" </text:span></text:p>
      <text:p text:style-name="P5"><text:span text:style-name="Source_20_Text">glugs["GEC"]="GEC Hassan" </text:span></text:p>
      <text:p text:style-name="P5"><text:span text:style-name="Source_20_Text">glugs["BMSIT"]="BMSIT" </text:span></text:p>
      <text:p text:style-name="P5"><text:span text:style-name="Source_20_Text">glugs["Toggle"]="Oxford"</text:span></text:p>
      <text:p text:style-name="P5"><text:span text:style-name="Source_20_Text"/></text:p>
      <text:p text:style-name="P5"><text:span text:style-name="Source_20_Text">print glugs </text:span></text:p>
      <text:p text:style-name="P5"><text:span text:style-name="Source_20_Text"/></text:p>
      <text:p text:style-name="P5"><text:span text:style-name="Source_20_Text">{'GEC': 'GEC Hassan', 'BMSIT': 'BMSIT', 'Toggle': 'Oxford', 'mandya': 'PESCE', 'plugin': 'PESIT'}</text:span></text:p>
      <text:p text:style-name="P5"><text:span text:style-name="Source_20_Text"/></text:p>
      <text:p text:style-name="P5"><text:span text:style-name="Source_20_Text"><text:span text:style-name="T6">Find length of a Dictionary</text:span></text:span></text:p>
      <text:p text:style-name="P5"><text:span text:style-name="Source_20_Text"><text:span text:style-name="T7">Returns No of key-value pairs</text:span></text:span></text:p>
      <text:p text:style-name="P5"><text:span text:style-name="Source_20_Text">&gt;&gt;&gt; print "No of GLUGs associated with FSMK "+str(len(glugs)) </text:span></text:p>
      <text:p text:style-name="P5"><text:span text:style-name="Source_20_Text"/></text:p>
      <text:p text:style-name="P5"><text:span text:style-name="Source_20_Text"><text:span text:style-name="T6">Output</text:span></text:span></text:p>
      <text:p text:style-name="P5"><text:span text:style-name="Source_20_Text">No of GLUGs associated with FSMK 5</text:span></text:p>
      <text:p text:style-name="P5"><text:span text:style-name="Source_20_Text"/></text:p>
      <text:p text:style-name="P5"><text:span text:style-name="Source_20_Text"><text:span text:style-name="T6">New Entry</text:span></text:span></text:p>
      <text:p text:style-name="P5"><text:span text:style-name="Source_20_Text">-&gt; Since dictionary is mutable we can add new pair after its created.</text:span></text:p>
      <text:p text:style-name="P5"><text:span text:style-name="Source_20_Text">-&gt; Need to mention both Key and Value</text:span></text:p>
      <text:p text:style-name="P5"><text:span text:style-name="Source_20_Text"/></text:p>
      <text:p text:style-name="P5"><text:span text:style-name="Source_20_Text"><text:span text:style-name="T6">Syntax</text:span></text:span></text:p>
      <text:p text:style-name="P5"><text:span text:style-name="Source_20_Text"><text:span text:style-name="T7">dict_name[key_name]=new_value</text:span></text:span></text:p>
      <text:p text:style-name="P5"><text:span text:style-name="Source_20_Text"><text:span text:style-name="T7"/></text:span></text:p>
      <text:p text:style-name="P5"><text:span text:style-name="Source_20_Text"><text:span text:style-name="T7">Eg:</text:span></text:span></text:p>
      <text:p text:style-name="P5"><text:span text:style-name="Source_20_Text">&gt;&gt;&gt; glugs["SJBIT"]="SJBIT"</text:span></text:p>
      <text:p text:style-name="P5"><text:span text:style-name="Source_20_Text"/></text:p>
      <text:p text:style-name="P5"><text:span text:style-name="Source_20_Text"><text:span text:style-name="T6">Delete a Key-Value Pair</text:span></text:span></text:p>
      <text:p text:style-name="P5"><text:span text:style-name="Source_20_Text">-&gt; Use command </text:span><text:span text:style-name="Source_20_Text"><text:span text:style-name="T6">del </text:span></text:span><text:span text:style-name="Source_20_Text">to delete a key-value pair using key</text:span></text:p>
      <text:p text:style-name="P5"><text:span text:style-name="Source_20_Text">-&gt; </text:span></text:p>
      <text:p text:style-name="P5"><text:span text:style-name="Source_20_Text"/></text:p>
      <text:p text:style-name="P5"><text:span text:style-name="Source_20_Text"><text:span text:style-name="T6">Syntax</text:span></text:span></text:p>
      <text:p text:style-name="P5"><text:span text:style-name="Source_20_Text">del dict_name[key_name]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2">Loops </text:p>
      <text:p text:style-name="P1">while</text:p>
      <text:p text:style-name="P1">while/else</text:p>
      <text:p text:style-name="P1">for </text:p>
      <text:p text:style-name="P1">for/else</text:p>
      <text:p text:style-name="P1">break &amp; Continue </text:p>
      <text:p text:style-name="P5"><text:span text:style-name="Source_20_Text"><text:span text:style-name="T4"/></text:span></text:p>
      <text:p text:style-name="P5"><text:soft-page-break/><text:span text:style-name="Source_20_Text"><text:span text:style-name="T4"/></text:span></text:p>
      <text:p text:style-name="P5"><text:span text:style-name="Source_20_Text"><text:span text:style-name="T5">While Loop</text:span></text:span></text:p>
      <text:p text:style-name="P5"><text:span text:style-name="Source_20_Text"><text:span text:style-name="T3">-&gt; loop will continue to execute as long as the condition is true</text:span></text:span></text:p>
      <text:p text:style-name="P5"><text:span text:style-name="Source_20_Text"><text:span text:style-name="T3"/></text:span></text:p>
      <text:p text:style-name="P5"><text:span text:style-name="Source_20_Text"><text:span text:style-name="T2"/></text:span></text:p>
      <text:p text:style-name="P5"><text:span text:style-name="Source_20_Text"><text:span text:style-name="T5">Syntax</text:span></text:span></text:p>
      <text:p text:style-name="P5"><text:span text:style-name="Source_20_Text"><text:span text:style-name="T3"/></text:span></text:p>
      <text:p text:style-name="P5"><text:span text:style-name="Source_20_Text"><text:span text:style-name="T3">initial </text:span></text:span></text:p>
      <text:p text:style-name="P5"><text:span text:style-name="Source_20_Text"><text:span text:style-name="T2">while condition:</text:span></text:span></text:p>
      <text:p text:style-name="P5"><text:span text:style-name="Source_20_Text"><text:span text:style-name="T2"><text:tab/>statement</text:span></text:span></text:p>
      <text:p text:style-name="P5"><text:span text:style-name="Source_20_Text"><text:span text:style-name="T2"><text:tab/>increment</text:span></text:span></text:p>
      <text:p text:style-name="P5"><text:span text:style-name="Source_20_Text"><text:span text:style-name="T2"/></text:span></text:p>
      <text:p text:style-name="P5"><text:span text:style-name="Source_20_Text"><text:span text:style-name="T5">Eg:</text:span></text:span></text:p>
      <text:p text:style-name="P5"><text:span text:style-name="Source_20_Text"><text:span text:style-name="T2">count = 0</text:span></text:span></text:p>
      <text:p text:style-name="P5"><text:span text:style-name="Source_20_Text"><text:span text:style-name="T2"/></text:span></text:p>
      <text:p text:style-name="P5"><text:span text:style-name="Source_20_Text"><text:span text:style-name="T2">while count &lt; 10:</text:span></text:span></text:p>
      <text:p text:style-name="P5"><text:span text:style-name="Source_20_Text"><text:span text:style-name="T2"><text:s text:c="4"/>print count</text:span></text:span></text:p>
      <text:p text:style-name="P5"><text:span text:style-name="Source_20_Text"><text:span text:style-name="T2"><text:s text:c="4"/>count += 1</text:span></text:span></text:p>
      <text:p text:style-name="P5"><text:span text:style-name="Source_20_Text"><text:span text:style-name="T2"/></text:span></text:p>
      <text:p text:style-name="P5"><text:span text:style-name="Source_20_Text"><text:span text:style-name="T5">While/else</text:span></text:span></text:p>
      <text:p text:style-name="P5"><text:span text:style-name="Source_20_Text"><text:span text:style-name="T2">-&gt; Similar to if/else</text:span></text:span></text:p>
      <text:p text:style-name="P5"><text:span text:style-name="Source_20_Text"><text:span text:style-name="T2">-&gt; Else block will execute anytime the loop 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5">Syntax:</text:span></text:span></text:p>
      <text:p text:style-name="P5"><text:span text:style-name="Source_20_Text"><text:span text:style-name="T2">while Condition:</text:span></text:span></text:p>
      <text:p text:style-name="P5"><text:span text:style-name="Source_20_Text"><text:span text:style-name="T2"><text:tab/>Statements</text:span></text:span></text:p>
      <text:p text:style-name="P5"><text:span text:style-name="Source_20_Text"><text:span text:style-name="T2">else:</text:span></text:span></text:p>
      <text:p text:style-name="P5"><text:span text:style-name="Source_20_Text"><text:span text:style-name="T2"><text:tab/>Else Statement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5">Eg:</text:span></text:span></text:p>
      <text:p text:style-name="P5"><text:span text:style-name="Source_20_Text"><text:span text:style-name="T2">number = 23 </text:span></text:span></text:p>
      <text:p text:style-name="P5"><text:span text:style-name="Source_20_Text"><text:span text:style-name="T2">running = True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while running: </text:span></text:span></text:p>
      <text:p text:style-name="P5"><text:span text:style-name="Source_20_Text"><text:span text:style-name="T2"><text:tab/>guess = int(raw_input('Enter an integer : '))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<text:tab/>if guess == number: </text:span></text:span></text:p>
      <text:p text:style-name="P5"><text:span text:style-name="Source_20_Text"><text:span text:style-name="T2"><text:tab/><text:tab/>print 'Congratulations, you guessed it.' </text:span></text:span></text:p>
      <text:p text:style-name="P5"><text:span text:style-name="Source_20_Text"><text:span text:style-name="T2"><text:tab/><text:tab/>running = False # this causes the while loop to stop </text:span></text:span></text:p>
      <text:p text:style-name="P5"><text:span text:style-name="Source_20_Text"><text:span text:style-name="T2"><text:tab/>elif guess &lt; number: </text:span></text:span></text:p>
      <text:p text:style-name="P5"><text:span text:style-name="Source_20_Text"><text:span text:style-name="T2"><text:tab/><text:tab/>print 'No, it is a little higher than that.' </text:span></text:span></text:p>
      <text:p text:style-name="P5"><text:span text:style-name="Source_20_Text"><text:span text:style-name="T2"><text:tab/>else: </text:span></text:span></text:p>
      <text:p text:style-name="P5"><text:span text:style-name="Source_20_Text"><text:span text:style-name="T2"><text:tab/><text:tab/>print 'No, it is a little lower than that.' </text:span></text:span></text:p>
      <text:p text:style-name="P5"><text:span text:style-name="Source_20_Text"><text:span text:style-name="T2">else: </text:span></text:span></text:p>
      <text:p text:style-name="P5"><text:span text:style-name="Source_20_Text"><text:span text:style-name="T2"><text:tab/>print 'The while loop is over.' </text:span></text:span></text:p>
      <text:p text:style-name="P5"><text:span text:style-name="Source_20_Text"><text:span text:style-name="T2"><text:tab/># Do anything else you want to do here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print 'Done'</text:span></text:span></text:p>
      <text:p text:style-name="P5"><text:span text:style-name="Source_20_Text"><text:span text:style-name="T2"/></text:span></text:p>
      <text:p text:style-name="P5"><text:span text:style-name="Source_20_Text"><text:span text:style-name="T5">for Loop</text:span></text:span></text:p>
      <text:p text:style-name="P5"><text:span text:style-name="Source_20_Text"><text:span text:style-name="T2">-&gt; Similar to for loop in other language</text:span></text:span></text:p>
      <text:p text:style-name="P5"><text:span text:style-name="Source_20_Text"><text:span text:style-name="T2">-&gt; Used to add values into list</text:span></text:span></text:p>
      <text:p text:style-name="P5"><text:span text:style-name="Source_20_Text"><text:span text:style-name="T2">-&gt; String can be iterated </text:span></text:span></text:p>
      <text:p text:style-name="P5"><text:span text:style-name="Source_20_Text"><text:span text:style-name="T2"/></text:span></text:p>
      <text:p text:style-name="P5"><text:span text:style-name="Source_20_Text"><text:span text:style-name="T5">Syntax</text:span></text:span></text:p>
      <text:p text:style-name="P5"><text:span text:style-name="Source_20_Text"><text:span text:style-name="T2">for item in list/dictionary/range:</text:span></text:span></text:p>
      <text:p text:style-name="P5"><text:span text:style-name="Source_20_Text"><text:span text:style-name="T2"><text:tab/>Statements</text:span></text:span></text:p>
      <text:p text:style-name="P5"><text:span text:style-name="Source_20_Text"><text:span text:style-name="T2"/></text:span></text:p>
      <text:p text:style-name="P5"><text:span text:style-name="Source_20_Text"><text:span text:style-name="T2">Eg:</text:span></text:span></text:p>
      <text:p text:style-name="P5"><text:span text:style-name="Source_20_Text"><text:span text:style-name="T2">for i in range(10):</text:span></text:span></text:p>
      <text:p text:style-name="P5"><text:soft-page-break/><text:span text:style-name="Source_20_Text"><text:span text:style-name="T2"><text:tab/>print i</text:span></text:span></text:p>
      <text:p text:style-name="P5"><text:span text:style-name="Source_20_Text"><text:span text:style-name="T2"/></text:span></text:p>
      <text:p text:style-name="P5"><text:span text:style-name="Source_20_Text"><text:span text:style-name="T5">Add values to List</text:span></text:span></text:p>
      <text:p text:style-name="P5"><text:span text:style-name="Source_20_Text"><text:span text:style-name="T2"/></text:span></text:p>
      <text:p text:style-name="P5"><text:span text:style-name="Source_20_Text"><text:span text:style-name="T2">hobbies=[]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for i in range(5): </text:span></text:span></text:p>
      <text:p text:style-name="P5"><text:span text:style-name="Source_20_Text"><text:span text:style-name="T2"><text:tab/>hobby=raw_input("Please Enter your hobby: ") </text:span></text:span></text:p>
      <text:p text:style-name="P5"><text:span text:style-name="Source_20_Text"><text:span text:style-name="T2"><text:tab/>hobbies.append(hobby)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print "Yours hobbies are..." </text:span></text:span></text:p>
      <text:p text:style-name="P5"><text:span text:style-name="Source_20_Text"><text:span text:style-name="T2">print hobbies</text:span></text:span></text:p>
      <text:p text:style-name="P5"><text:span text:style-name="Source_20_Text"><text:span text:style-name="T2"/></text:span></text:p>
      <text:p text:style-name="P5"><text:span text:style-name="Source_20_Text"><text:span text:style-name="T5">Iterate String</text:span></text:span></text:p>
      <text:p text:style-name="P5"><text:span text:style-name="Source_20_Text"><text:span text:style-name="T2"/></text:span></text:p>
      <text:p text:style-name="P5"><text:span text:style-name="Source_20_Text"><text:span text:style-name="T2">thing = "spam!"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for c in thing: </text:span></text:span></text:p>
      <text:p text:style-name="P5"><text:span text:style-name="Source_20_Text"><text:span text:style-name="T2"><text:s text:c="4"/>print c</text:span></text:span></text:p>
      <text:p text:style-name="P5"><text:span text:style-name="Source_20_Text"><text:span text:style-name="T2"/></text:span></text:p>
      <text:p text:style-name="P5"><text:span text:style-name="Source_20_Text"><text:span text:style-name="T5">Iterate a List</text:span></text:span></text:p>
      <text:p text:style-name="P5"><text:span text:style-name="Source_20_Text"><text:span text:style-name="T2">-&gt; Using for loop we can easily iterate a list/dictionary</text:span></text:span></text:p>
      <text:p text:style-name="P5"><text:span text:style-name="Source_20_Text"><text:span text:style-name="T2"/></text:span></text:p>
      <text:p text:style-name="P5"><text:span text:style-name="Source_20_Text"><text:span text:style-name="T2">numbers <text:s/>= [1, 2, 3, 4, 5]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print "This list contains: "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for num in numbers: </text:span></text:span></text:p>
      <text:p text:style-name="P5"><text:span text:style-name="Source_20_Text"><text:span text:style-name="T2"><text:s text:c="4"/>print num ,</text:span></text:span></text:p>
      <text:p text:style-name="P5"><text:span text:style-name="Source_20_Text"><text:span text:style-name="T2"/></text:span></text:p>
      <text:p text:style-name="P5"><text:span text:style-name="Source_20_Text"><text:span text:style-name="T5">Dictionary</text:span></text:span></text:p>
      <text:p text:style-name="P5"><text:span text:style-name="Source_20_Text"><text:span text:style-name="T2">-&gt; Dictionary can by iterated using key</text:span></text:span></text:p>
      <text:p text:style-name="P5"><text:span text:style-name="Source_20_Text"><text:span text:style-name="T2"/></text:span></text:p>
      <text:p text:style-name="P5"><text:span text:style-name="Source_20_Text"><text:span text:style-name="T2">d = {'x': 9, 'y': 10, 'z': 20} </text:span></text:span></text:p>
      <text:p text:style-name="P5"><text:span text:style-name="Source_20_Text"><text:span text:style-name="T2"/></text:span></text:p>
      <text:p text:style-name="P5"><text:span text:style-name="Source_20_Text"><text:span text:style-name="T2">for key in d: </text:span></text:span></text:p>
      <text:p text:style-name="P5"><text:span text:style-name="Source_20_Text"><text:span text:style-name="T2"><text:s text:c="4"/># Your code here! </text:span></text:span></text:p>
      <text:p text:style-name="P5"><text:span text:style-name="Source_20_Text"><text:span text:style-name="T2"><text:s text:c="4"/>print key+" =&gt;", </text:span></text:span></text:p>
      <text:p text:style-name="P5"><text:span text:style-name="Source_20_Text"><text:span text:style-name="T2"><text:s text:c="4"/>print d[key]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5">Functions</text:span></text:span></text:p>
      <text:p text:style-name="P5"/>
      <text:p text:style-name="P5"/>
      <text:p text:style-name="P14">Pydev</text:p>
      <text:p text:style-name="P12"/>
      <text:p text:style-name="P13"><text:a xlink:type="simple" xlink:href="http://pydev.org/manual_101_install.html">http://pydev.org/manual_101_install.html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Bitstream Vera Sans Mono" fo:font-family="'Bitstream Vera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Droid Sans1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</meta:initial-creator>
    <meta:creation-date>2014-03-19T05:24:02.249151767</meta:creation-date>
    <dc:date>2014-03-22T03:59:23.578046879</dc:date>
    <meta:editing-duration>PT5H25M10S</meta:editing-duration>
    <meta:editing-cycles>63</meta:editing-cycles>
    <meta:generator>LibreOffice/4.2.0.4$Linux_X86_64 LibreOffice_project/05dceb5d363845f2cf968344d7adab8dcfb2ba71</meta:generator>
    <dc:creator>Raghu </dc:creator>
    <meta:document-statistic meta:table-count="0" meta:image-count="0" meta:object-count="0" meta:page-count="7" meta:paragraph-count="300" meta:word-count="1078" meta:character-count="6570" meta:non-whitespace-character-count="5495"/>
  </office:meta>
</office:document-meta>
</file>